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6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3.4763899300167">
            <text:p>13.476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660122832613">
            <text:p>32.2660</text:p>
          </table:table-cell>
          <table:table-cell table:style-name="ce6" office:value-type="float" office:value="22.73">
            <text:p>22.7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1080609105967">
            <text:p>25.1081</text:p>
          </table:table-cell>
          <table:table-cell table:style-name="ce6" office:value-type="float" office:value="31.53">
            <text:p>31.53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34.8287356142153">
            <text:p>34.8287</text:p>
          </table:table-cell>
          <table:table-cell table:style-name="ce6" office:value-type="float" office:value="93.8">
            <text:p>9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03.613555363571">
            <text:p>103.6136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7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3.3429603267492">
            <text:p>13.3430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9465468151102">
            <text:p>31.9465</text:p>
          </table:table-cell>
          <table:table-cell table:style-name="ce7" table:formula="of:=[.S2]" office:value-type="float" office:value="22.73">
            <text:p>22.7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4.8594662481155">
            <text:p>24.8595</text:p>
          </table:table-cell>
          <table:table-cell table:style-name="ce7" table:formula="of:=[.V2]" office:value-type="float" office:value="31.53">
            <text:p>31.53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34.4838966477379">
            <text:p>34.4839</text:p>
          </table:table-cell>
          <table:table-cell table:style-name="ce7" table:formula="of:=[.Y2]" office:value-type="float" office:value="93.8">
            <text:p>9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02.587678577793">
            <text:p>102.587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7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3.2108518086626">
            <text:p>13.2109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6302443713962">
            <text:p>31.6302</text:p>
          </table:table-cell>
          <table:table-cell table:style-name="ce7" table:formula="of:=[.S3]" office:value-type="float" office:value="22.73">
            <text:p>22.7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4.6133329189263">
            <text:p>24.6133</text:p>
          </table:table-cell>
          <table:table-cell table:style-name="ce7" table:formula="of:=[.V3]" office:value-type="float" office:value="31.53">
            <text:p>31.53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34.1424719284534">
            <text:p>34.1425</text:p>
          </table:table-cell>
          <table:table-cell table:style-name="ce7" table:formula="of:=[.Y3]" office:value-type="float" office:value="93.8">
            <text:p>9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01.571958987914">
            <text:p>101.572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7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3.0800512957055">
            <text:p>13.080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3170736350458">
            <text:p>31.3171</text:p>
          </table:table-cell>
          <table:table-cell table:style-name="ce7" table:formula="of:=[.S4]" office:value-type="float" office:value="22.73">
            <text:p>22.7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3696365533923">
            <text:p>24.3696</text:p>
          </table:table-cell>
          <table:table-cell table:style-name="ce7" table:formula="of:=[.V4]" office:value-type="float" office:value="31.53">
            <text:p>31.53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33.804427651934">
            <text:p>33.8044</text:p>
          </table:table-cell>
          <table:table-cell table:style-name="ce7" table:formula="of:=[.Y4]" office:value-type="float" office:value="93.8">
            <text:p>9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00.566296027638">
            <text:p>100.5663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7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2.9505458373322">
            <text:p>12.9505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1.0070035990552">
            <text:p>31.0070</text:p>
          </table:table-cell>
          <table:table-cell table:style-name="ce7" table:formula="of:=[.S5]" office:value-type="float" office:value="22.73">
            <text:p>22.7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1283530231607">
            <text:p>24.1284</text:p>
          </table:table-cell>
          <table:table-cell table:style-name="ce7" table:formula="of:=[.V5]" office:value-type="float" office:value="31.53">
            <text:p>31.53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33.4697303484495">
            <text:p>33.4697</text:p>
          </table:table-cell>
          <table:table-cell table:style-name="ce7" table:formula="of:=[.Y5]" office:value-type="float" office:value="93.8">
            <text:p>9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99.5705901263738">
            <text:p>99.5706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5.04">
            <text:p>5.04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5.297090652504">
            <text:p>5.2971</text:p>
          </table:table-cell>
          <table:table-cell table:style-name="ce7" table:formula="of:=[.D6]" office:value-type="float" office:value="12.2">
            <text:p>12.2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2.82232261122">
            <text:p>12.8223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29.21">
            <text:p>29.21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700003563421">
            <text:p>30.7000</text:p>
          </table:table-cell>
          <table:table-cell table:style-name="ce7" table:formula="of:=[.S6]" office:value-type="float" office:value="22.73">
            <text:p>22.7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3.889458438773">
            <text:p>23.8895</text:p>
          </table:table-cell>
          <table:table-cell table:style-name="ce7" table:formula="of:=[.V6]" office:value-type="float" office:value="31.53">
            <text:p>31.53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33.138346879653">
            <text:p>33.1383</text:p>
          </table:table-cell>
          <table:table-cell table:style-name="ce7" table:formula="of:=[.Y6]" office:value-type="float" office:value="93.8">
            <text:p>9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98.58474269938">
            <text:p>98.584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7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2.695368922">
            <text:p>12.6954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960431321">
            <text:p>30.3960</text:p>
          </table:table-cell>
          <table:table-cell table:style-name="ce7" table:formula="of:=[.S7]" office:value-type="float" office:value="22.73">
            <text:p>22.7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3.6529291473">
            <text:p>23.6529</text:p>
          </table:table-cell>
          <table:table-cell table:style-name="ce7" table:formula="of:=[.V7]" office:value-type="float" office:value="31.53">
            <text:p>31.53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32.8102444353">
            <text:p>32.8102</text:p>
          </table:table-cell>
          <table:table-cell table:style-name="ce7" table:formula="of:=[.Y7]" office:value-type="float" office:value="93.8">
            <text:p>9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97.608656138">
            <text:p>97.6087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7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2.5696722">
            <text:p>12.5697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9509221">
            <text:p>30.0951</text:p>
          </table:table-cell>
          <table:table-cell table:style-name="ce7" table:formula="of:=[.S8]" office:value-type="float" office:value="22.73">
            <text:p>22.7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41874173">
            <text:p>23.4187</text:p>
          </table:table-cell>
          <table:table-cell table:style-name="ce7" table:formula="of:=[.V8]" office:value-type="float" office:value="31.53">
            <text:p>31.53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32.48539053">
            <text:p>32.4854</text:p>
          </table:table-cell>
          <table:table-cell table:style-name="ce7" table:formula="of:=[.Y8]" office:value-type="float" office:value="93.8">
            <text:p>9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96.6422338">
            <text:p>96.642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5.04">
            <text:p>5.04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5.141304">
            <text:p>5.1413</text:p>
          </table:table-cell>
          <table:table-cell table:style-name="ce7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2.44522">
            <text:p>12.4452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97121">
            <text:p>29.7971</text:p>
          </table:table-cell>
          <table:table-cell table:style-name="ce7" table:formula="of:=[.S9]" office:value-type="float" office:value="22.73">
            <text:p>22.7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186873">
            <text:p>23.1869</text:p>
          </table:table-cell>
          <table:table-cell table:style-name="ce7" table:formula="of:=[.V9]" office:value-type="float" office:value="31.53">
            <text:p>31.53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32.163753">
            <text:p>32.1638</text:p>
          </table:table-cell>
          <table:table-cell table:style-name="ce7" table:formula="of:=[.Y9]" office:value-type="float" office:value="93.8">
            <text:p>9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95.68538">
            <text:p>95.685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5.04">
            <text:p>5.04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5.0904">
            <text:p>5.0904</text:p>
          </table:table-cell>
          <table:table-cell table:style-name="ce7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2.322">
            <text:p>12.3220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5021">
            <text:p>29.5021</text:p>
          </table:table-cell>
          <table:table-cell table:style-name="ce7" table:formula="of:=[.S10]" office:value-type="float" office:value="22.73">
            <text:p>22.7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2.9573">
            <text:p>22.9573</text:p>
          </table:table-cell>
          <table:table-cell table:style-name="ce7" table:formula="of:=[.V10]" office:value-type="float" office:value="31.53">
            <text:p>31.53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31.8453">
            <text:p>31.8453</text:p>
          </table:table-cell>
          <table:table-cell table:style-name="ce7" table:formula="of:=[.Y10]" office:value-type="float" office:value="93.8">
            <text:p>9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94.738">
            <text:p>94.7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5.04">
            <text:p>5.04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5.04">
            <text:p>5.0400</text:p>
          </table:table-cell>
          <table:table-cell table:style-name="ce7" table:formula="of:=[.D11]" office:value-type="float" office:value="12.2">
            <text:p>12.2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2.2">
            <text:p>12.20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29.21">
            <text:p>29.21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21">
            <text:p>29.2100</text:p>
          </table:table-cell>
          <table:table-cell table:style-name="ce7" table:formula="of:=[.S11]" office:value-type="float" office:value="22.73">
            <text:p>22.7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2.73">
            <text:p>22.7300</text:p>
          </table:table-cell>
          <table:table-cell table:style-name="ce7" table:formula="of:=[.V11]" office:value-type="float" office:value="31.53">
            <text:p>31.53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31.53">
            <text:p>31.5300</text:p>
          </table:table-cell>
          <table:table-cell table:style-name="ce7" table:formula="of:=[.Y11]" office:value-type="float" office:value="93.8">
            <text:p>9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93.8">
            <text:p>9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5.04">
            <text:p>5.04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4.99009900990099">
            <text:p>4.9901</text:p>
          </table:table-cell>
          <table:table-cell table:style-name="ce7" table:formula="of:=[.D12]" office:value-type="float" office:value="12.2">
            <text:p>12.2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2.0792079207921">
            <text:p>12.0792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29.21">
            <text:p>29.21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9207920792079">
            <text:p>28.9208</text:p>
          </table:table-cell>
          <table:table-cell table:style-name="ce7" table:formula="of:=[.S12]" office:value-type="float" office:value="22.73">
            <text:p>22.73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5049504950495">
            <text:p>22.5050</text:p>
          </table:table-cell>
          <table:table-cell table:style-name="ce7" table:formula="of:=[.V12]" office:value-type="float" office:value="31.53">
            <text:p>31.53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31.2178217821782">
            <text:p>31.2178</text:p>
          </table:table-cell>
          <table:table-cell table:style-name="ce7" table:formula="of:=[.Y12]" office:value-type="float" office:value="93.8">
            <text:p>9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92.8712871287129">
            <text:p>92.8713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5.04">
            <text:p>5.04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4.94069208901088">
            <text:p>4.9407</text:p>
          </table:table-cell>
          <table:table-cell table:style-name="ce7" table:formula="of:=[.D13]" office:value-type="float" office:value="12.2">
            <text:p>12.2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1.9596118027644">
            <text:p>11.9596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29.21">
            <text:p>29.21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6344476031762">
            <text:p>28.6344</text:p>
          </table:table-cell>
          <table:table-cell table:style-name="ce7" table:formula="of:=[.S13]" office:value-type="float" office:value="22.73">
            <text:p>22.73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2821292030193">
            <text:p>22.2821</text:p>
          </table:table-cell>
          <table:table-cell table:style-name="ce7" table:formula="of:=[.V13]" office:value-type="float" office:value="31.53">
            <text:p>31.53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30.9087344378002">
            <text:p>30.9087</text:p>
          </table:table-cell>
          <table:table-cell table:style-name="ce7" table:formula="of:=[.Y13]" office:value-type="float" office:value="93.8">
            <text:p>9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91.9517694343692">
            <text:p>91.951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7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1.8411998047173">
            <text:p>11.8412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509382209665">
            <text:p>28.3509</text:p>
          </table:table-cell>
          <table:table-cell table:style-name="ce7" table:formula="of:=[.S14]" office:value-type="float" office:value="22.73">
            <text:p>22.7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0615140623954">
            <text:p>22.0615</text:p>
          </table:table-cell>
          <table:table-cell table:style-name="ce7" table:formula="of:=[.V14]" office:value-type="float" office:value="31.53">
            <text:p>31.53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30.6027073641586">
            <text:p>30.6027</text:p>
          </table:table-cell>
          <table:table-cell table:style-name="ce7" table:formula="of:=[.Y14]" office:value-type="float" office:value="93.8">
            <text:p>9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91.041355875613">
            <text:p>91.0414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7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1.7239602026904">
            <text:p>11.7240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702358623431">
            <text:p>28.0702</text:p>
          </table:table-cell>
          <table:table-cell table:style-name="ce7" table:formula="of:=[.S15]" office:value-type="float" office:value="22.73">
            <text:p>22.7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1.8430832300944">
            <text:p>21.8431</text:p>
          </table:table-cell>
          <table:table-cell table:style-name="ce7" table:formula="of:=[.V15]" office:value-type="float" office:value="31.53">
            <text:p>31.53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30.2997102615432">
            <text:p>30.2997</text:p>
          </table:table-cell>
          <table:table-cell table:style-name="ce7" table:formula="of:=[.Y15]" office:value-type="float" office:value="93.8">
            <text:p>9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90.1399563124881">
            <text:p>90.1400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5.04">
            <text:p>5.04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4.79538706553801">
            <text:p>4.7954</text:p>
          </table:table-cell>
          <table:table-cell table:style-name="ce7" table:formula="of:=[.D16]" office:value-type="float" office:value="12.2">
            <text:p>12.2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1.6078813888023">
            <text:p>11.6079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29.21">
            <text:p>29.21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923127349931">
            <text:p>27.7923</text:p>
          </table:table-cell>
          <table:table-cell table:style-name="ce7" table:formula="of:=[.S16]" office:value-type="float" office:value="22.73">
            <text:p>22.7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1.6268150793014">
            <text:p>21.6268</text:p>
          </table:table-cell>
          <table:table-cell table:style-name="ce7" table:formula="of:=[.V16]" office:value-type="float" office:value="31.53">
            <text:p>31.53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9.9997131302408">
            <text:p>29.9997</text:p>
          </table:table-cell>
          <table:table-cell table:style-name="ce7" table:formula="of:=[.Y16]" office:value-type="float" office:value="93.8">
            <text:p>9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89.247481497513">
            <text:p>89.2475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7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1.4929518701013">
            <text:p>11.4930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5171413217754">
            <text:p>27.5171</text:p>
          </table:table-cell>
          <table:table-cell table:style-name="ce7" table:formula="of:=[.S17]" office:value-type="float" office:value="22.73">
            <text:p>22.7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4126881973281">
            <text:p>21.4127</text:p>
          </table:table-cell>
          <table:table-cell table:style-name="ce7" table:formula="of:=[.V17]" office:value-type="float" office:value="31.53">
            <text:p>31.53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9.7026862675651">
            <text:p>29.7027</text:p>
          </table:table-cell>
          <table:table-cell table:style-name="ce7" table:formula="of:=[.Y17]" office:value-type="float" office:value="93.8">
            <text:p>9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88.3638430668446">
            <text:p>88.3638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7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1.3791602674271">
            <text:p>11.3792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2446943779954">
            <text:p>27.2447</text:p>
          </table:table-cell>
          <table:table-cell table:style-name="ce7" table:formula="of:=[.S18]" office:value-type="float" office:value="22.73">
            <text:p>22.7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2006813834932">
            <text:p>21.2007</text:p>
          </table:table-cell>
          <table:table-cell table:style-name="ce7" table:formula="of:=[.V18]" office:value-type="float" office:value="31.53">
            <text:p>31.53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9.408600264916">
            <text:p>29.4086</text:p>
          </table:table-cell>
          <table:table-cell table:style-name="ce7" table:formula="of:=[.Y18]" office:value-type="float" office:value="93.8">
            <text:p>9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87.4889535315293">
            <text:p>87.4890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7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1.2664953142842">
            <text:p>11.2665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749449287083">
            <text:p>26.9749</text:p>
          </table:table-cell>
          <table:table-cell table:style-name="ce7" table:formula="of:=[.S19]" office:value-type="float" office:value="22.73">
            <text:p>22.7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0.990773647023">
            <text:p>20.9908</text:p>
          </table:table-cell>
          <table:table-cell table:style-name="ce7" table:formula="of:=[.V19]" office:value-type="float" office:value="31.53">
            <text:p>31.53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9.1174260048673">
            <text:p>29.1174</text:p>
          </table:table-cell>
          <table:table-cell table:style-name="ce7" table:formula="of:=[.Y19]" office:value-type="float" office:value="93.8">
            <text:p>9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86.6227262688409">
            <text:p>86.6227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7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1.1549458557269">
            <text:p>11.1549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7078662660479">
            <text:p>26.7079</text:p>
          </table:table-cell>
          <table:table-cell table:style-name="ce7" table:formula="of:=[.S20]" office:value-type="float" office:value="22.73">
            <text:p>22.7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0.7829442049732">
            <text:p>20.7829</text:p>
          </table:table-cell>
          <table:table-cell table:style-name="ce7" table:formula="of:=[.V20]" office:value-type="float" office:value="31.53">
            <text:p>31.53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8.8291346582845">
            <text:p>28.8291</text:p>
          </table:table-cell>
          <table:table-cell table:style-name="ce7" table:formula="of:=[.Y20]" office:value-type="float" office:value="93.8">
            <text:p>9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85.7650755137038">
            <text:p>85.765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7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1.0445008472544">
            <text:p>11.0445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443431946582">
            <text:p>26.4434</text:p>
          </table:table-cell>
          <table:table-cell table:style-name="ce7" table:formula="of:=[.S21]" office:value-type="float" office:value="22.73">
            <text:p>22.7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5771724801715">
            <text:p>20.5772</text:p>
          </table:table-cell>
          <table:table-cell table:style-name="ce7" table:formula="of:=[.V21]" office:value-type="float" office:value="31.53">
            <text:p>31.53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8.5436976814698">
            <text:p>28.5437</text:p>
          </table:table-cell>
          <table:table-cell table:style-name="ce7" table:formula="of:=[.Y21]" office:value-type="float" office:value="93.8">
            <text:p>9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84.9159163502018">
            <text:p>84.915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6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00631075624961">
            <text:p>1.0063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0.997473779246318">
            <text:p>0.9975</text:p>
          </table:table-cell>
          <table:table-cell table:style-name="ce6" office:value-type="float" office:value="1.28">
            <text:p>1.2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41391632052634">
            <text:p>1.4139</text:p>
          </table:table-cell>
          <table:table-cell table:style-name="ce6" office:value-type="float" office:value="1.29">
            <text:p>1.29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42496254178045">
            <text:p>1.4250</text:p>
          </table:table-cell>
          <table:table-cell table:style-name="ce6" office:value-type="float" office:value="1.317">
            <text:p>1.317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45478733916656">
            <text:p>1.4548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7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0.996347283415453">
            <text:p>0.9963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0.987597801233978">
            <text:p>0.9876</text:p>
          </table:table-cell>
          <table:table-cell table:style-name="ce7" table:formula="of:=[.S25]" office:value-type="float" office:value="1.28">
            <text:p>1.2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9991714903598">
            <text:p>1.3999</text:p>
          </table:table-cell>
          <table:table-cell table:style-name="ce7" table:formula="of:=[.V25]" office:value-type="float" office:value="1.29">
            <text:p>1.29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41085400176283">
            <text:p>1.4109</text:p>
          </table:table-cell>
          <table:table-cell table:style-name="ce7" table:formula="of:=[.Y25]" office:value-type="float" office:value="1.317">
            <text:p>1.317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4403835041253">
            <text:p>1.4404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7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0.986482458827181">
            <text:p>0.9865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0.977819605182156">
            <text:p>0.9778</text:p>
          </table:table-cell>
          <table:table-cell table:style-name="ce7" table:formula="of:=[.S26]" office:value-type="float" office:value="1.28">
            <text:p>1.2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8605658320394">
            <text:p>1.3861</text:p>
          </table:table-cell>
          <table:table-cell table:style-name="ce7" table:formula="of:=[.V26]" office:value-type="float" office:value="1.29">
            <text:p>1.29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9688515026022">
            <text:p>1.3969</text:p>
          </table:table-cell>
          <table:table-cell table:style-name="ce7" table:formula="of:=[.Y26]" office:value-type="float" office:value="1.317">
            <text:p>1.317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42612228131218">
            <text:p>1.426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7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0.976715305769486">
            <text:p>0.976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0.96813822295263">
            <text:p>0.9681</text:p>
          </table:table-cell>
          <table:table-cell table:style-name="ce7" table:formula="of:=[.S27]" office:value-type="float" office:value="1.28">
            <text:p>1.2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7233325069697">
            <text:p>1.3723</text:p>
          </table:table-cell>
          <table:table-cell table:style-name="ce7" table:formula="of:=[.V27]" office:value-type="float" office:value="1.29">
            <text:p>1.29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8305460421804">
            <text:p>1.3831</text:p>
          </table:table-cell>
          <table:table-cell table:style-name="ce7" table:formula="of:=[.Y27]" office:value-type="float" office:value="1.317">
            <text:p>1.317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41200225872493">
            <text:p>1.412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7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0.967044857197511">
            <text:p>0.9670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0.958552695992703">
            <text:p>0.9586</text:p>
          </table:table-cell>
          <table:table-cell table:style-name="ce7" table:formula="of:=[.S28]" office:value-type="float" office:value="1.28">
            <text:p>1.2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5874579276928">
            <text:p>1.3587</text:p>
          </table:table-cell>
          <table:table-cell table:style-name="ce7" table:formula="of:=[.V28]" office:value-type="float" office:value="1.29">
            <text:p>1.29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6936099427529">
            <text:p>1.3694</text:p>
          </table:table-cell>
          <table:table-cell table:style-name="ce7" table:formula="of:=[.Y28]" office:value-type="float" office:value="1.317">
            <text:p>1.317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9802203834152">
            <text:p>1.3980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87.23">
            <text:p>87.23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91.679606670223">
            <text:p>91.6796</text:p>
          </table:table-cell>
          <table:table-cell table:style-name="ce7" table:formula="of:=[.D29]" office:value-type="float" office:value="0.911">
            <text:p>0.911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0.9574701556411">
            <text:p>0.9575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0.903">
            <text:p>0.903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0.9490620752403">
            <text:p>0.9491</text:p>
          </table:table-cell>
          <table:table-cell table:style-name="ce7" table:formula="of:=[.S29]" office:value-type="float" office:value="1.28">
            <text:p>1.2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45292864128">
            <text:p>1.3453</text:p>
          </table:table-cell>
          <table:table-cell table:style-name="ce7" table:formula="of:=[.V29]" office:value-type="float" office:value="1.29">
            <text:p>1.29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55802964629">
            <text:p>1.3558</text:p>
          </table:table-cell>
          <table:table-cell table:style-name="ce7" table:formula="of:=[.Y29]" office:value-type="float" office:value="1.317">
            <text:p>1.317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3841802359817">
            <text:p>1.3842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7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0.94799025311">
            <text:p>0.9480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0.93966542103">
            <text:p>0.9397</text:p>
          </table:table-cell>
          <table:table-cell table:style-name="ce7" table:formula="of:=[.S30]" office:value-type="float" office:value="1.28">
            <text:p>1.2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3319731328">
            <text:p>1.3320</text:p>
          </table:table-cell>
          <table:table-cell table:style-name="ce7" table:formula="of:=[.V30]" office:value-type="float" office:value="1.29">
            <text:p>1.29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423791729">
            <text:p>1.3424</text:p>
          </table:table-cell>
          <table:table-cell table:style-name="ce7" table:formula="of:=[.Y30]" office:value-type="float" office:value="1.317">
            <text:p>1.317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37047548117">
            <text:p>1.3705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7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0.938604211">
            <text:p>0.938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0.930361803">
            <text:p>0.9304</text:p>
          </table:table-cell>
          <table:table-cell table:style-name="ce7" table:formula="of:=[.S31]" office:value-type="float" office:value="1.28">
            <text:p>1.2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31878528">
            <text:p>1.3188</text:p>
          </table:table-cell>
          <table:table-cell table:style-name="ce7" table:formula="of:=[.V31]" office:value-type="float" office:value="1.29">
            <text:p>1.29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32908829">
            <text:p>1.3291</text:p>
          </table:table-cell>
          <table:table-cell table:style-name="ce7" table:formula="of:=[.Y31]" office:value-type="float" office:value="1.317">
            <text:p>1.317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356906417">
            <text:p>1.3569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7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0.9293111">
            <text:p>0.9293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0.9211503">
            <text:p>0.9212</text:p>
          </table:table-cell>
          <table:table-cell table:style-name="ce7" table:formula="of:=[.S32]" office:value-type="float" office:value="1.28">
            <text:p>1.2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305728">
            <text:p>1.3057</text:p>
          </table:table-cell>
          <table:table-cell table:style-name="ce7" table:formula="of:=[.V32]" office:value-type="float" office:value="1.29">
            <text:p>1.29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315929">
            <text:p>1.3159</text:p>
          </table:table-cell>
          <table:table-cell table:style-name="ce7" table:formula="of:=[.Y32]" office:value-type="float" office:value="1.317">
            <text:p>1.317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3434717">
            <text:p>1.3435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7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0.92011">
            <text:p>0.9201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0.91203">
            <text:p>0.9120</text:p>
          </table:table-cell>
          <table:table-cell table:style-name="ce7" table:formula="of:=[.S33]" office:value-type="float" office:value="1.28">
            <text:p>1.2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928">
            <text:p>1.2928</text:p>
          </table:table-cell>
          <table:table-cell table:style-name="ce7" table:formula="of:=[.V33]" office:value-type="float" office:value="1.29">
            <text:p>1.29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3029">
            <text:p>1.3029</text:p>
          </table:table-cell>
          <table:table-cell table:style-name="ce7" table:formula="of:=[.Y33]" office:value-type="float" office:value="1.317">
            <text:p>1.317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33017">
            <text:p>1.3302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87.23">
            <text:p>87.23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87.23">
            <text:p>87.2300</text:p>
          </table:table-cell>
          <table:table-cell table:style-name="ce7" table:formula="of:=[.D34]" office:value-type="float" office:value="0.911">
            <text:p>0.911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0.911">
            <text:p>0.911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0.903">
            <text:p>0.903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0.903">
            <text:p>0.9030</text:p>
          </table:table-cell>
          <table:table-cell table:style-name="ce7" table:formula="of:=[.S34]" office:value-type="float" office:value="1.28">
            <text:p>1.2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8">
            <text:p>1.2800</text:p>
          </table:table-cell>
          <table:table-cell table:style-name="ce7" table:formula="of:=[.V34]" office:value-type="float" office:value="1.29">
            <text:p>1.29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9">
            <text:p>1.2900</text:p>
          </table:table-cell>
          <table:table-cell table:style-name="ce7" table:formula="of:=[.Y34]" office:value-type="float" office:value="1.317">
            <text:p>1.317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317">
            <text:p>1.317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87.23">
            <text:p>87.23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86.3663366336634">
            <text:p>86.3663</text:p>
          </table:table-cell>
          <table:table-cell table:style-name="ce7" table:formula="of:=[.D35]" office:value-type="float" office:value="0.911">
            <text:p>0.911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0.901980198019802">
            <text:p>0.9020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0.903">
            <text:p>0.903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0.894059405940594">
            <text:p>0.8941</text:p>
          </table:table-cell>
          <table:table-cell table:style-name="ce7" table:formula="of:=[.S35]" office:value-type="float" office:value="1.28">
            <text:p>1.28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6732673267327">
            <text:p>1.2673</text:p>
          </table:table-cell>
          <table:table-cell table:style-name="ce7" table:formula="of:=[.V35]" office:value-type="float" office:value="1.29">
            <text:p>1.29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7722772277228">
            <text:p>1.2772</text:p>
          </table:table-cell>
          <table:table-cell table:style-name="ce7" table:formula="of:=[.Y35]" office:value-type="float" office:value="1.317">
            <text:p>1.317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3039603960396">
            <text:p>1.3040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87.23">
            <text:p>87.23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85.5112243897657">
            <text:p>85.5112</text:p>
          </table:table-cell>
          <table:table-cell table:style-name="ce7" table:formula="of:=[.D36]" office:value-type="float" office:value="0.911">
            <text:p>0.911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0.893049701009705">
            <text:p>0.893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0.903">
            <text:p>0.903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0.88520733261445">
            <text:p>0.8852</text:p>
          </table:table-cell>
          <table:table-cell table:style-name="ce7" table:formula="of:=[.S36]" office:value-type="float" office:value="1.28">
            <text:p>1.28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5477894324086">
            <text:p>1.2548</text:p>
          </table:table-cell>
          <table:table-cell table:style-name="ce7" table:formula="of:=[.V36]" office:value-type="float" office:value="1.29">
            <text:p>1.29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6458190373493">
            <text:p>1.2646</text:p>
          </table:table-cell>
          <table:table-cell table:style-name="ce7" table:formula="of:=[.Y36]" office:value-type="float" office:value="1.317">
            <text:p>1.317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9104989706891">
            <text:p>1.2910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7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0.884207624762084">
            <text:p>0.8842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0.876442903578663">
            <text:p>0.8764</text:p>
          </table:table-cell>
          <table:table-cell table:style-name="ce7" table:formula="of:=[.S37]" office:value-type="float" office:value="1.28">
            <text:p>1.2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4235538934738">
            <text:p>1.2424</text:p>
          </table:table-cell>
          <table:table-cell table:style-name="ce7" table:formula="of:=[.V37]" office:value-type="float" office:value="1.29">
            <text:p>1.29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5206129082666">
            <text:p>1.2521</text:p>
          </table:table-cell>
          <table:table-cell table:style-name="ce7" table:formula="of:=[.Y37]" office:value-type="float" office:value="1.317">
            <text:p>1.317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27826722482071">
            <text:p>1.2783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7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0.875453093823846">
            <text:p>0.8755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0.867765251067983">
            <text:p>0.8678</text:p>
          </table:table-cell>
          <table:table-cell table:style-name="ce7" table:formula="of:=[.S38]" office:value-type="float" office:value="1.28">
            <text:p>1.2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230054840938">
            <text:p>1.2301</text:p>
          </table:table-cell>
          <table:table-cell table:style-name="ce7" table:formula="of:=[.V38]" office:value-type="float" office:value="1.29">
            <text:p>1.29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3966464438283">
            <text:p>1.2397</text:p>
          </table:table-cell>
          <table:table-cell table:style-name="ce7" table:formula="of:=[.Y38]" office:value-type="float" office:value="1.317">
            <text:p>1.317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26561111368387">
            <text:p>1.2656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87.23">
            <text:p>87.23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82.9963519299367">
            <text:p>82.9964</text:p>
          </table:table-cell>
          <table:table-cell table:style-name="ce7" table:formula="of:=[.D39]" office:value-type="float" office:value="0.911">
            <text:p>0.911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0.866785241409748">
            <text:p>0.8668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0.903">
            <text:p>0.903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0.859173515908894">
            <text:p>0.8592</text:p>
          </table:table-cell>
          <table:table-cell table:style-name="ce7" table:formula="of:=[.S39]" office:value-type="float" office:value="1.28">
            <text:p>1.2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21787608013664">
            <text:p>1.2179</text:p>
          </table:table-cell>
          <table:table-cell table:style-name="ce7" table:formula="of:=[.V39]" office:value-type="float" office:value="1.29">
            <text:p>1.29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22739073701271">
            <text:p>1.2274</text:p>
          </table:table-cell>
          <table:table-cell table:style-name="ce7" table:formula="of:=[.Y39]" office:value-type="float" office:value="1.317">
            <text:p>1.317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25308031057809">
            <text:p>1.2531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7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0.858203209316582">
            <text:p>0.8582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0.850666847434549">
            <text:p>0.8507</text:p>
          </table:table-cell>
          <table:table-cell table:style-name="ce7" table:formula="of:=[.S40]" office:value-type="float" office:value="1.28">
            <text:p>1.2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20581790112538">
            <text:p>1.2058</text:p>
          </table:table-cell>
          <table:table-cell table:style-name="ce7" table:formula="of:=[.V40]" office:value-type="float" office:value="1.29">
            <text:p>1.29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21523835347793">
            <text:p>1.2152</text:p>
          </table:table-cell>
          <table:table-cell table:style-name="ce7" table:formula="of:=[.Y40]" office:value-type="float" office:value="1.317">
            <text:p>1.317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24067357482979">
            <text:p>1.240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7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0.8497061478382">
            <text:p>0.8497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0.842244403400543">
            <text:p>0.8422</text:p>
          </table:table-cell>
          <table:table-cell table:style-name="ce7" table:formula="of:=[.S41]" office:value-type="float" office:value="1.28">
            <text:p>1.2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9387911002513">
            <text:p>1.1939</text:p>
          </table:table-cell>
          <table:table-cell table:style-name="ce7" table:formula="of:=[.V41]" office:value-type="float" office:value="1.29">
            <text:p>1.29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2032062905722">
            <text:p>1.2032</text:p>
          </table:table-cell>
          <table:table-cell table:style-name="ce7" table:formula="of:=[.Y41]" office:value-type="float" office:value="1.317">
            <text:p>1.317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2283896780493">
            <text:p>1.2284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7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0.841293215681386">
            <text:p>0.8413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0.833905349901528">
            <text:p>0.8339</text:p>
          </table:table-cell>
          <table:table-cell table:style-name="ce7" table:formula="of:=[.S42]" office:value-type="float" office:value="1.28">
            <text:p>1.2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8205852477736">
            <text:p>1.1821</text:p>
          </table:table-cell>
          <table:table-cell table:style-name="ce7" table:formula="of:=[.V42]" office:value-type="float" office:value="1.29">
            <text:p>1.29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9129335700218">
            <text:p>1.1913</text:p>
          </table:table-cell>
          <table:table-cell table:style-name="ce7" table:formula="of:=[.Y42]" office:value-type="float" office:value="1.317">
            <text:p>1.317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21622740400921">
            <text:p>1.2162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7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0.832963579882561">
            <text:p>0.8330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0.825648861288641">
            <text:p>0.8256</text:p>
          </table:table-cell>
          <table:table-cell table:style-name="ce7" table:formula="of:=[.S43]" office:value-type="float" office:value="1.28">
            <text:p>1.2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7035497502709">
            <text:p>1.1704</text:p>
          </table:table-cell>
          <table:table-cell table:style-name="ce7" table:formula="of:=[.V43]" office:value-type="float" office:value="1.29">
            <text:p>1.29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7949837326949">
            <text:p>1.1795</text:p>
          </table:table-cell>
          <table:table-cell table:style-name="ce7" table:formula="of:=[.Y43]" office:value-type="float" office:value="1.317">
            <text:p>1.317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20418554852397">
            <text:p>1.204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7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0.824716415725308">
            <text:p>0.8247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817474120087764">
            <text:p>0.8175</text:p>
          </table:table-cell>
          <table:table-cell table:style-name="ce7" table:formula="of:=[.S44]" office:value-type="float" office:value="1.28">
            <text:p>1.2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5876730200702">
            <text:p>1.1588</text:p>
          </table:table-cell>
          <table:table-cell table:style-name="ce7" table:formula="of:=[.V44]" office:value-type="float" office:value="1.29">
            <text:p>1.29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6782017155395">
            <text:p>1.1678</text:p>
          </table:table-cell>
          <table:table-cell table:style-name="ce7" table:formula="of:=[.Y44]" office:value-type="float" office:value="1.317">
            <text:p>1.317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9226291933066">
            <text:p>1.192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07697">
            <text:p>707697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31498">
            <text:p>1931498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86.94">
            <text:p>86.94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96.0358475832501">
            <text:p>96.0358</text:p>
          </table:table-cell>
          <table:table-cell table:style-name="ce6" office:value-type="float" office:value="13.95">
            <text:p>13.95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4094786494863">
            <text:p>15.4095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86.94">
            <text:p>86.94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95.0849976071783">
            <text:p>95.0850</text:p>
          </table:table-cell>
          <table:table-cell table:style-name="ce7" table:formula="of:=[.Y2]" office:value-type="float" office:value="13.95">
            <text:p>13.95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2569095539468">
            <text:p>15.256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86.94">
            <text:p>86.94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94.1435619873053">
            <text:p>94.1436</text:p>
          </table:table-cell>
          <table:table-cell table:style-name="ce7" table:formula="of:=[.Y3]" office:value-type="float" office:value="13.95">
            <text:p>13.95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5.1058510435117">
            <text:p>15.1059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86.94">
            <text:p>86.94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93.2114475121835">
            <text:p>93.2114</text:p>
          </table:table-cell>
          <table:table-cell table:style-name="ce7" table:formula="of:=[.Y4]" office:value-type="float" office:value="13.95">
            <text:p>13.95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9562881618928">
            <text:p>14.9563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86.94">
            <text:p>86.94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92.2885618932509">
            <text:p>92.2886</text:p>
          </table:table-cell>
          <table:table-cell table:style-name="ce7" table:formula="of:=[.Y5]" office:value-type="float" office:value="13.95">
            <text:p>13.95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808206100884">
            <text:p>14.8082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86.94">
            <text:p>86.94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91.374813755694">
            <text:p>91.3748</text:p>
          </table:table-cell>
          <table:table-cell table:style-name="ce7" table:formula="of:=[.Y6]" office:value-type="float" office:value="13.95">
            <text:p>13.95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661590198895">
            <text:p>14.661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86.94">
            <text:p>86.94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90.4701126294">
            <text:p>90.4701</text:p>
          </table:table-cell>
          <table:table-cell table:style-name="ce7" table:formula="of:=[.Y7]" office:value-type="float" office:value="13.95">
            <text:p>13.95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5164259395">
            <text:p>14.5164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86.94">
            <text:p>86.94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89.57436894">
            <text:p>89.5744</text:p>
          </table:table-cell>
          <table:table-cell table:style-name="ce7" table:formula="of:=[.Y8]" office:value-type="float" office:value="13.95">
            <text:p>13.95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37269895">
            <text:p>14.3727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86.94">
            <text:p>86.94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88.687494">
            <text:p>88.6875</text:p>
          </table:table-cell>
          <table:table-cell table:style-name="ce7" table:formula="of:=[.Y9]" office:value-type="float" office:value="13.95">
            <text:p>13.95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230395">
            <text:p>14.230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86.94">
            <text:p>86.94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87.8094">
            <text:p>87.8094</text:p>
          </table:table-cell>
          <table:table-cell table:style-name="ce7" table:formula="of:=[.Y10]" office:value-type="float" office:value="13.95">
            <text:p>13.95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4.0895">
            <text:p>14.0895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86.94">
            <text:p>86.94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86.94">
            <text:p>86.9400</text:p>
          </table:table-cell>
          <table:table-cell table:style-name="ce7" table:formula="of:=[.Y11]" office:value-type="float" office:value="13.95">
            <text:p>13.95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95">
            <text:p>13.95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86.94">
            <text:p>86.94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86.0792079207921">
            <text:p>86.0792</text:p>
          </table:table-cell>
          <table:table-cell table:style-name="ce7" table:formula="of:=[.Y12]" office:value-type="float" office:value="13.95">
            <text:p>13.95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8118811881188">
            <text:p>13.8119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86.94">
            <text:p>86.94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85.2269385354377">
            <text:p>85.2269</text:p>
          </table:table-cell>
          <table:table-cell table:style-name="ce7" table:formula="of:=[.Y13]" office:value-type="float" office:value="13.95">
            <text:p>13.95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6751298892265">
            <text:p>13.675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86.94">
            <text:p>86.94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84.3831074608294">
            <text:p>84.3831</text:p>
          </table:table-cell>
          <table:table-cell table:style-name="ce7" table:formula="of:=[.Y14]" office:value-type="float" office:value="13.95">
            <text:p>13.95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5397325635906">
            <text:p>13.539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86.94">
            <text:p>86.94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83.547631149336">
            <text:p>83.5476</text:p>
          </table:table-cell>
          <table:table-cell table:style-name="ce7" table:formula="of:=[.Y15]" office:value-type="float" office:value="13.95">
            <text:p>13.95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4056758055353">
            <text:p>13.4057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86.94">
            <text:p>86.94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82.7204268805307">
            <text:p>82.7204</text:p>
          </table:table-cell>
          <table:table-cell table:style-name="ce7" table:formula="of:=[.Y16]" office:value-type="float" office:value="13.95">
            <text:p>13.95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2729463421141">
            <text:p>13.272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86.94">
            <text:p>86.94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81.9014127530007">
            <text:p>81.9014</text:p>
          </table:table-cell>
          <table:table-cell table:style-name="ce7" table:formula="of:=[.Y17]" office:value-type="float" office:value="13.95">
            <text:p>13.95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1415310317962">
            <text:p>13.1415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86.94">
            <text:p>86.94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81.0905076762383">
            <text:p>81.0905</text:p>
          </table:table-cell>
          <table:table-cell table:style-name="ce7" table:formula="of:=[.Y18]" office:value-type="float" office:value="13.95">
            <text:p>13.95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3.0114168631645">
            <text:p>13.0114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86.94">
            <text:p>86.94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80.2876313626122">
            <text:p>80.2876</text:p>
          </table:table-cell>
          <table:table-cell table:style-name="ce7" table:formula="of:=[.Y19]" office:value-type="float" office:value="13.95">
            <text:p>13.95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8825909536283">
            <text:p>12.8826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86.94">
            <text:p>86.94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79.492704319418">
            <text:p>79.4927</text:p>
          </table:table-cell>
          <table:table-cell table:style-name="ce7" table:formula="of:=[.Y20]" office:value-type="float" office:value="13.95">
            <text:p>13.95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7550405481468">
            <text:p>12.7550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86.94">
            <text:p>86.94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78.705647841008">
            <text:p>78.7056</text:p>
          </table:table-cell>
          <table:table-cell table:style-name="ce7" table:formula="of:=[.Y21]" office:value-type="float" office:value="13.95">
            <text:p>13.95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6287530179671">
            <text:p>12.628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5.313">
            <text:p>5.313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5.86885735230973">
            <text:p>5.8689</text:p>
          </table:table-cell>
          <table:table-cell table:style-name="ce6" office:value-type="float" office:value="1.598">
            <text:p>1.598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7651861564071">
            <text:p>1.765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5.313">
            <text:p>5.313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5.81074985377201">
            <text:p>5.8107</text:p>
          </table:table-cell>
          <table:table-cell table:style-name="ce7" table:formula="of:=[.Y25]" office:value-type="float" office:value="1.598">
            <text:p>1.598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74770906574961">
            <text:p>1.747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5.313">
            <text:p>5.313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5.75321767700199">
            <text:p>5.7532</text:p>
          </table:table-cell>
          <table:table-cell table:style-name="ce7" table:formula="of:=[.Y26]" office:value-type="float" office:value="1.598">
            <text:p>1.598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73040501559367">
            <text:p>1.730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5.313">
            <text:p>5.313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5.69625512574454">
            <text:p>5.6963</text:p>
          </table:table-cell>
          <table:table-cell table:style-name="ce7" table:formula="of:=[.Y27]" office:value-type="float" office:value="1.598">
            <text:p>1.598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713272292667">
            <text:p>1.7133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5.313">
            <text:p>5.313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5.63985656014311">
            <text:p>5.6399</text:p>
          </table:table-cell>
          <table:table-cell table:style-name="ce7" table:formula="of:=[.Y28]" office:value-type="float" office:value="1.598">
            <text:p>1.598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6963092006604">
            <text:p>1.6963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5.313">
            <text:p>5.313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5.5840163961813">
            <text:p>5.5840</text:p>
          </table:table-cell>
          <table:table-cell table:style-name="ce7" table:formula="of:=[.Y29]" office:value-type="float" office:value="1.598">
            <text:p>1.598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6795140600598">
            <text:p>1.6795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5.313">
            <text:p>5.313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5.52872910513">
            <text:p>5.5287</text:p>
          </table:table-cell>
          <table:table-cell table:style-name="ce7" table:formula="of:=[.Y30]" office:value-type="float" office:value="1.598">
            <text:p>1.598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66288520798">
            <text:p>1.66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5.313">
            <text:p>5.313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5.473989213">
            <text:p>5.4740</text:p>
          </table:table-cell>
          <table:table-cell table:style-name="ce7" table:formula="of:=[.Y31]" office:value-type="float" office:value="1.598">
            <text:p>1.598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646420998">
            <text:p>1.6464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5.313">
            <text:p>5.313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5.4197913">
            <text:p>5.4198</text:p>
          </table:table-cell>
          <table:table-cell table:style-name="ce7" table:formula="of:=[.Y32]" office:value-type="float" office:value="1.598">
            <text:p>1.598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6301198">
            <text:p>1.630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5.313">
            <text:p>5.313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5.36613">
            <text:p>5.3661</text:p>
          </table:table-cell>
          <table:table-cell table:style-name="ce7" table:formula="of:=[.Y33]" office:value-type="float" office:value="1.598">
            <text:p>1.598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61398">
            <text:p>1.614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5.313">
            <text:p>5.313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5.313">
            <text:p>5.3130</text:p>
          </table:table-cell>
          <table:table-cell table:style-name="ce7" table:formula="of:=[.Y34]" office:value-type="float" office:value="1.598">
            <text:p>1.598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598">
            <text:p>1.598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5.313">
            <text:p>5.313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5.26039603960396">
            <text:p>5.2604</text:p>
          </table:table-cell>
          <table:table-cell table:style-name="ce7" table:formula="of:=[.Y35]" office:value-type="float" office:value="1.598">
            <text:p>1.598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58217821782178">
            <text:p>1.5822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5.313">
            <text:p>5.313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5.20831291049897">
            <text:p>5.2083</text:p>
          </table:table-cell>
          <table:table-cell table:style-name="ce7" table:formula="of:=[.Y36]" office:value-type="float" office:value="1.598">
            <text:p>1.598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56651308695226">
            <text:p>1.5665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5.313">
            <text:p>5.313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5.15674545593958">
            <text:p>5.1567</text:p>
          </table:table-cell>
          <table:table-cell table:style-name="ce7" table:formula="of:=[.Y37]" office:value-type="float" office:value="1.598">
            <text:p>1.598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55100305638838">
            <text:p>1.5510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5.313">
            <text:p>5.313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5.1056885702372">
            <text:p>5.1057</text:p>
          </table:table-cell>
          <table:table-cell table:style-name="ce7" table:formula="of:=[.Y38]" office:value-type="float" office:value="1.598">
            <text:p>1.598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53564659048354">
            <text:p>1.5356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5.313">
            <text:p>5.313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5.05513719825466">
            <text:p>5.0551</text:p>
          </table:table-cell>
          <table:table-cell table:style-name="ce7" table:formula="of:=[.Y39]" office:value-type="float" office:value="1.598">
            <text:p>1.598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52044216879558">
            <text:p>1.5204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5.313">
            <text:p>5.313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5.0050863349056">
            <text:p>5.0051</text:p>
          </table:table-cell>
          <table:table-cell table:style-name="ce7" table:formula="of:=[.Y40]" office:value-type="float" office:value="1.598">
            <text:p>1.598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50538828593622">
            <text:p>1.505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5.313">
            <text:p>5.313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4.95553102465901">
            <text:p>4.9555</text:p>
          </table:table-cell>
          <table:table-cell table:style-name="ce7" table:formula="of:=[.Y41]" office:value-type="float" office:value="1.598">
            <text:p>1.598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490483451422">
            <text:p>1.490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5.313">
            <text:p>5.313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4.90646636104853">
            <text:p>4.9065</text:p>
          </table:table-cell>
          <table:table-cell table:style-name="ce7" table:formula="of:=[.Y42]" office:value-type="float" office:value="1.598">
            <text:p>1.598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47572618952673">
            <text:p>1.4757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5.313">
            <text:p>5.313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4.85788748618666">
            <text:p>4.8579</text:p>
          </table:table-cell>
          <table:table-cell table:style-name="ce7" table:formula="of:=[.Y43]" office:value-type="float" office:value="1.598">
            <text:p>1.598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46111503913538">
            <text:p>1.4611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5.313">
            <text:p>5.313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4.80978959028382">
            <text:p>4.8098</text:p>
          </table:table-cell>
          <table:table-cell table:style-name="ce7" table:formula="of:=[.Y44]" office:value-type="float" office:value="1.598">
            <text:p>1.598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44664855359939">
            <text:p>1.446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015／05／26</text:date>, <text:time>15:07:1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6T15:07:17.03</dc:date>
    <meta:editing-duration>P39DT18H26M40S</meta:editing-duration>
    <meta:editing-cycles>145</meta:editing-cycles>
    <meta:generator>OpenOffice/4.1.1$Win32 OpenOffice.org_project/411m6$Build-9775</meta:generator>
    <meta:document-statistic meta:table-count="7" meta:cell-count="3645" meta:object-count="0"/>
  </office:meta>
</office:document-meta>
</file>